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d74" officeooo:paragraph-rsid="000b2d74"/>
    </style:style>
    <style:style style:name="P2" style:family="paragraph" style:parent-style-name="Standard">
      <style:text-properties officeooo:paragraph-rsid="000b2d74"/>
    </style:style>
    <style:style style:name="P3" style:family="paragraph" style:parent-style-name="Footer">
      <style:text-properties fo:font-size="10pt" officeooo:rsid="001179fb" officeooo:paragraph-rsid="001179fb" style:font-size-asian="10pt" style:font-size-complex="10pt"/>
    </style:style>
    <style:style style:name="P4" style:family="paragraph" style:parent-style-name="Heading_20_4">
      <style:text-properties officeooo:paragraph-rsid="000b2d74"/>
    </style:style>
    <style:style style:name="P5" style:family="paragraph" style:parent-style-name="Text_20_body" style:list-style-name="L1">
      <style:text-properties officeooo:paragraph-rsid="000b2d74"/>
    </style:style>
    <style:style style:name="P6" style:family="paragraph" style:parent-style-name="Heading_20_3">
      <style:text-properties officeooo:paragraph-rsid="000b2d74"/>
    </style:style>
    <style:style style:name="T1" style:family="text">
      <style:text-properties officeooo:rsid="000b2d74"/>
    </style:style>
    <style:style style:name="T2" style:family="text">
      <style:text-properties fo:font-style="italic" officeooo:rsid="000fc3b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2d74" style:font-weight-asian="bold" style:font-weight-complex="bold"/>
    </style:style>
    <style:style style:name="T5" style:family="text">
      <style:text-properties officeooo:rsid="000d5a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urso Género y Comportamiento Humano</text:h>
      <text:h text:style-name="P6" text:outline-level="3">Actividad de Anotación Web Colaborativa 2</text:h>
      <text:p text:style-name="Text_20_body">En esta oportunidad, vamos a anotar colaborativamente dos artículos. Al final, vamos a escribir una breve reseña sobre uno de ellos, que incorpore elementos de las anotaciones propias y de los/as compañeros/as.</text:p>
      <text:h text:style-name="P4" text:outline-level="4">Parte 1</text:h>
      <text:p text:style-name="Text_20_body">Leer y anotar los siguientes dos artículos:</text:p>
      <text:list xml:id="list34644293" text:style-name="L1">
        <text:list-item>
          <text:p text:style-name="P5"><text:a xlink:type="simple" xlink:href="https://via.hypothes.is/https://www.aceprensa.com/sociedad/deporte/las-atletas-dicen-basta-no-quieren-competir-con-transexuales/#annotations:group:__world__" text:style-name="Internet_20_link" text:visited-style-name="Visited_20_Internet_20_Link"><text:span text:style-name="T2">Las atletas dicen basta (2020), Aceprensa</text:span></text:a><text:span text:style-name="T2">.</text:span></text:p>
        </text:list-item>
        <text:list-item>
          <text:p text:style-name="P5"><text:a xlink:type="simple" xlink:href="https://via.hypothes.is/https://www.elconfidencial.com/sociedad/2016-02-18/la-escuela-que-abraza-a-los-ninos-transexuales_1154060/#annotations:group:__world__" text:style-name="Internet_20_link" text:visited-style-name="Visited_20_Internet_20_Link"><text:span text:style-name="T2">La escuela que abraza a los niños transexuales (2016), El Confidencial</text:span></text:a><text:span text:style-name="T2">.</text:span></text:p>
        </text:list-item>
      </text:list>
      <text:p text:style-name="P2"><text:span text:style-name="T1">Hacer un mínimo de 2 anotaciones por artículo </text:span><text:span text:style-name="T4">para la clase del martes 7 de julio</text:span><text:span text:style-name="T1">.</text:span></text:p>
      <text:p text:style-name="P1">Leer las anotaciones de los/as compañeros/as y responderlas libremente.</text:p>
      <text:p text:style-name="P2"/>
      <text:p text:style-name="P1">Procurá que tus anotaciones enriquezcan el texto y signifiquen un aporte para los/as otros/as lectores/as.</text:p>
      <text:p text:style-name="P2"/>
      <text:p text:style-name="P1"><text:span text:style-name="T3">Importante: </text:span>¡Recordá estar en el grupo de anotación correcto (Género y Comportamiento) antes de empezar a anotar!</text:p>
      <text:p text:style-name="P1"/>
      <text:h text:style-name="Heading_20_4" text:outline-level="4">Parte 2</text:h>
      <text:p text:style-name="Text_20_body">Seleccionar <text:span text:style-name="T3">uno de los artículos</text:span> y escribir una reseña breve <text:span text:style-name="T5">(máximo 1 página)</text:span>.</text:p>
      <text:p text:style-name="Text_20_body">Incluir elementos de las anotaciones propias y de los/as compañeros/as.</text:p>
      <text:p text:style-name="Text_20_body">Hay tiempo para enviar la reseña <text:span text:style-name="T3">hasta el viernes 10 de jul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179fb" officeooo:paragraph-rsid="001179fb" style:font-size-asian="10pt" style:font-size-complex="10pt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-top="0.06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footer>
        <text:p text:style-name="MP1">Género y Comportamiento Humano <text:tab/>© <text:a xlink:type="simple" xlink:href="https://diegodlh.conversodromo.com.ar/" text:style-name="Internet_20_link" text:visited-style-name="Visited_20_Internet_20_Link">Diego de la Hera</text:a> | <text:a xlink:type="simple" xlink:href="https://anotacionweb.com/" text:style-name="Internet_20_link" text:visited-style-name="Visited_20_Internet_20_Link">anotacionweb.com</text:a><text:tab/>Página <text:page-number text:select-page="current">1</text:page-number></text:p>
        <text:p text:style-name="MP1">Actividad de anotación web 2<text:tab/><text:a xlink:type="simple" xlink:href="https://creativecommons.org/licenses/by/4.0/deed.es" text:style-name="Internet_20_link" text:visited-style-name="Visited_20_Internet_20_Link">CC BY 4.0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7:46.095747979</meta:creation-date>
    <meta:generator>LibreOffice/6.0.7.3$Linux_X86_64 LibreOffice_project/00m0$Build-3</meta:generator>
    <dc:date>2020-09-09T19:26:59.570618620</dc:date>
    <dc:creator>Diego de la Hera</dc:creator>
    <meta:editing-duration>PT38M13S</meta:editing-duration>
    <meta:editing-cycles>6</meta:editing-cycles>
    <meta:document-statistic meta:table-count="0" meta:image-count="0" meta:object-count="0" meta:page-count="1" meta:paragraph-count="17" meta:word-count="186" meta:character-count="1159" meta:non-whitespace-character-count="991"/>
  </office:meta>
</office:document-meta>
</file>